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Standard">
      <style:text-properties fo:font-weight="bold" officeooo:rsid="000eb330" officeooo:paragraph-rsid="000eb330" style:font-weight-asian="bold" style:font-weight-complex="bold"/>
    </style:style>
    <style:style style:name="P3" style:family="paragraph" style:parent-style-name="Standard">
      <style:text-properties fo:font-weight="bold" officeooo:rsid="000f7c3d" officeooo:paragraph-rsid="000f7c3d" style:font-weight-asian="bold" style:font-weight-complex="bold"/>
    </style:style>
    <style:style style:name="P4" style:family="paragraph" style:parent-style-name="Standard">
      <style:text-properties fo:font-weight="bold" officeooo:rsid="000f8247" officeooo:paragraph-rsid="000f8247" style:font-weight-asian="bold" style:font-weight-complex="bold"/>
    </style:style>
    <style:style style:name="P5" style:family="paragraph" style:parent-style-name="Standard">
      <style:text-properties fo:font-weight="bold" officeooo:rsid="000fca22" officeooo:paragraph-rsid="000fca22" style:font-weight-asian="bold" style:font-weight-complex="bold"/>
    </style:style>
    <style:style style:name="P6" style:family="paragraph" style:parent-style-name="Standard">
      <style:text-properties fo:font-weight="normal" officeooo:rsid="000f7c3d" officeooo:paragraph-rsid="000f7c3d" style:font-weight-asian="normal" style:font-weight-complex="normal"/>
    </style:style>
    <style:style style:name="P7" style:family="paragraph" style:parent-style-name="Standard">
      <style:text-properties fo:font-weight="normal" officeooo:rsid="000f8247" officeooo:paragraph-rsid="000f8247" style:font-weight-asian="normal" style:font-weight-complex="normal"/>
    </style:style>
    <style:style style:name="P8" style:family="paragraph" style:parent-style-name="Standard">
      <style:text-properties fo:font-weight="normal" officeooo:rsid="000fca22" officeooo:paragraph-rsid="000fca22" style:font-weight-asian="normal" style:font-weight-complex="normal"/>
    </style:style>
    <style:style style:name="P9" style:family="paragraph" style:parent-style-name="Standard">
      <style:text-properties fo:font-weight="normal" officeooo:rsid="0011387d" officeooo:paragraph-rsid="0011387d" style:font-weight-asian="normal" style:font-weight-complex="normal"/>
    </style:style>
    <style:style style:name="T1" style:family="text">
      <style:text-properties officeooo:rsid="000e6166"/>
    </style:style>
    <style:style style:name="T2" style:family="text">
      <style:text-properties fo:font-weight="normal" style:font-weight-asian="normal" style:font-weight-complex="normal"/>
    </style:style>
    <style:style style:name="T3" style:family="text">
      <style:text-properties officeooo:rsid="000fca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revistador: Bom dia Marcelo.</text:p>
      <text:p text:style-name="Text_20_body">Marcelo: Bom dia.</text:p>
      <text:p text:style-name="P1">Como você está?</text:p>
      <text:p text:style-name="Text_20_body">Bem e você?</text:p>
      <text:p text:style-name="P1">Bem também obrigado. Podemos começar?</text:p>
      <text:p text:style-name="Text_20_body">Podemos</text:p>
      <text:p text:style-name="P1">Então tá. Pergunta número 1: Como você resumiria ser um programador?</text:p>
      <text:p text:style-name="Text_20_body">É uma profissão que hoje em dia é muito vista pela sociedade, as pessoas acham que ela tem de certa forma, não vou dizer glamour mas, as pessoas visualizam como alguma coisa legal, super 'maneiro', tipo 'hacker', só que muita coisa dessa área é muito estudo e muito rala, para depois conseguir fazer algo de qualidade, porque se não você faz só coisas muito comuns. Eu ouvi isso muito da minha professora de música, ela tocava piano e as pessoas olhavam e pensavam que tinha o nasceu com o dom ou que só toca um pouco, mas as pessoas não veem as horas e horas que ela passa estudando, alongando, treinando pesquisando. Eu acho que isso é de muitas profissões mas devem ter algumas mais que outras, mas tem que ter isso. </text:p>
      <text:p text:style-name="P1">Pergunta 2: Ser programador é difícil?</text:p>
      <text:p text:style-name="Text_20_body">Sim, porque para ser um bom programador demanda muito esforço e dedicação, porque tem muita profissão que pode ser mediano mas para ser bom tem que ter esse esforço. </text:p>
      <text:p text:style-name="P1">Pergunta 3: O que diria como pontos positivos e negativos de ser um programador?</text:p>
      <text:p text:style-name="Standard"><text:s/><text:span text:style-name="T1">Um dos pontos positivos: é a possibilidade que o programador pode fazer e o ponto negativo: é o contato excessivo de máquinas </text:span></text:p>
      <text:p text:style-name="Standard"/>
      <text:p text:style-name="P2">Pergunta 4: O que é uma linguagem de programação?</text:p>
      <text:p text:style-name="P2"/>
      <text:p text:style-name="P3"><text:span text:style-name="T2">É a forma que você se comunica com o computador</text:span></text:p>
      <text:p text:style-name="P3"><text:span text:style-name="T2"/></text:p>
      <text:p text:style-name="P3">Pergunta 5: Quantas linguagens de programação é preciso para virar um programador?</text:p>
      <text:p text:style-name="P3"/>
      <text:p text:style-name="P6">Pelo menos uma linguagem de programação</text:p>
      <text:p text:style-name="P6"/>
      <text:p text:style-name="P4">Pergunta 6: Quantas linguagens de programação você conhece?</text:p>
      <text:p text:style-name="P4"/>
      <text:p text:style-name="P7">Talvez umas cinco ou seis</text:p>
      <text:p text:style-name="P7"/>
      <text:p text:style-name="P4">Pergunta 7: Você prefere trabalhar em equipe ou sozinho?</text:p>
      <text:p text:style-name="P4"/>
      <text:p text:style-name="P9">Eu prefiro trabalhar em equipe porque facilita <text:span text:style-name="T3">alcançar o objetivo</text:span></text:p>
      <text:p text:style-name="P7"/>
      <text:p text:style-name="P5">Pergunta 8: Gostaria de disser alguma coisa?</text:p>
      <text:p text:style-name="P5"/>
      <text:p text:style-name="P8">Não tudo que eu queria dizer eu já disse</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9T17:46:12.770000000</meta:creation-date>
    <dc:date>2021-04-29T18:40:09.017000000</dc:date>
    <meta:editing-duration>PT7M19S</meta:editing-duration>
    <meta:editing-cycles>2</meta:editing-cycles>
    <meta:generator>LibreOffice/6.2.4.2$Windows_X86_64 LibreOffice_project/2412653d852ce75f65fbfa83fb7e7b669a126d64</meta:generator>
    <meta:document-statistic meta:table-count="0" meta:image-count="0" meta:object-count="0" meta:page-count="1" meta:paragraph-count="22" meta:word-count="318" meta:character-count="1824" meta:non-whitespace-character-count="1524"/>
  </office:meta>
</office:document-meta>
</file>